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Defaultabilities" style:family="table">
      <style:table-properties style:width="6.925in" table:align="margins"/>
    </style:style>
    <style:style style:name="Defaultabilities.A" style:family="table-column">
      <style:table-column-properties style:column-width="2.3083in" style:rel-column-width="21845*"/>
    </style:style>
    <style:style style:name="Defaultabilities.A1" style:family="table-cell">
      <style:table-cell-properties fo:padding="0.0382in" fo:border-left="0.05pt solid #000000" fo:border-right="none" fo:border-top="0.05pt solid #000000" fo:border-bottom="0.05pt solid #000000"/>
    </style:style>
    <style:style style:name="Defaultabilities.C1" style:family="table-cell">
      <style:table-cell-properties fo:padding="0.0382in" fo:border="0.05pt solid #000000"/>
    </style:style>
    <style:style style:name="Defaultabilities.A2" style:family="table-cell">
      <style:table-cell-properties fo:padding="0.0382in" fo:border-left="0.05pt solid #000000" fo:border-right="none" fo:border-top="none" fo:border-bottom="0.05pt solid #000000"/>
    </style:style>
    <style:style style:name="Defaultabilities.C2" style:family="table-cell">
      <style:table-cell-properties fo:padding="0.0382in" fo:border-left="0.05pt solid #000000" fo:border-right="0.05pt solid #000000" fo:border-top="none" fo:border-bottom="0.05pt solid #000000"/>
    </style:style>
    <style:style style:name="DefaultAbilitiesRanged" style:family="table">
      <style:table-properties style:width="6.925in" table:align="margins"/>
    </style:style>
    <style:style style:name="DefaultAbilitiesRanged.A" style:family="table-column">
      <style:table-column-properties style:column-width="2.3083in" style:rel-column-width="21845*"/>
    </style:style>
    <style:style style:name="DefaultAbilitiesRanged.B" style:family="table-column">
      <style:table-column-properties style:column-width="2.3083in" style:rel-column-width="21844*"/>
    </style:style>
    <style:style style:name="DefaultAbilitiesRanged.C" style:family="table-column">
      <style:table-column-properties style:column-width="2.3083in" style:rel-column-width="21846*"/>
    </style:style>
    <style:style style:name="DefaultAbilitiesRanged.A1" style:family="table-cell">
      <style:table-cell-properties fo:padding="0.0382in" fo:border-left="0.05pt solid #000000" fo:border-right="none" fo:border-top="0.05pt solid #000000" fo:border-bottom="0.05pt solid #000000"/>
    </style:style>
    <style:style style:name="DefaultAbilitiesRanged.C1" style:family="table-cell">
      <style:table-cell-properties fo:padding="0.0382in" fo:border="0.05pt solid #000000"/>
    </style:style>
    <style:style style:name="DefaultAbilitiesRanged.A2" style:family="table-cell">
      <style:table-cell-properties fo:padding="0.0382in" fo:border-left="0.05pt solid #000000" fo:border-right="none" fo:border-top="none" fo:border-bottom="0.05pt solid #000000"/>
    </style:style>
    <style:style style:name="DefaultAbilitiesRanged.C2" style:family="table-cell">
      <style:table-cell-properties fo:padding="0.0382in" fo:border-left="0.05pt solid #000000" fo:border-right="0.05pt solid #000000" fo:border-top="none" fo:border-bottom="0.05pt solid #000000"/>
    </style:style>
    <style:style style:name="MagicWeaponDefault" style:family="table">
      <style:table-properties style:width="6.925in" table:align="margins"/>
    </style:style>
    <style:style style:name="MagicWeaponDefault.A" style:family="table-column">
      <style:table-column-properties style:column-width="2.3083in" style:rel-column-width="21845*"/>
    </style:style>
    <style:style style:name="MagicWeaponDefault.A1" style:family="table-cell">
      <style:table-cell-properties fo:padding="0.0382in" fo:border-left="0.05pt solid #000000" fo:border-right="none" fo:border-top="0.05pt solid #000000" fo:border-bottom="0.05pt solid #000000"/>
    </style:style>
    <style:style style:name="MagicWeaponDefault.C1" style:family="table-cell">
      <style:table-cell-properties fo:padding="0.0382in" fo:border="0.05pt solid #000000"/>
    </style:style>
    <style:style style:name="MagicWeaponDefault.A2" style:family="table-cell">
      <style:table-cell-properties fo:padding="0.0382in" fo:border-left="0.05pt solid #000000" fo:border-right="none" fo:border-top="none" fo:border-bottom="0.05pt solid #000000"/>
    </style:style>
    <style:style style:name="MagicWeaponDefault.C2" style:family="table-cell">
      <style:table-cell-properties fo:padding="0.0382in" fo:border-left="0.05pt solid #000000" fo:border-right="0.05pt solid #000000" fo:border-top="none" fo:border-bottom="0.05pt solid #000000"/>
    </style:style>
    <style:style style:name="Abilities" style:family="table">
      <style:table-properties style:width="6.925in" table:align="margins"/>
    </style:style>
    <style:style style:name="Abilities.A" style:family="table-column">
      <style:table-column-properties style:column-width="2.3083in" style:rel-column-width="21845*"/>
    </style:style>
    <style:style style:name="Abilities.A1" style:family="table-cell">
      <style:table-cell-properties fo:padding="0.0382in" fo:border-left="0.05pt solid #000000" fo:border-right="none" fo:border-top="0.05pt solid #000000" fo:border-bottom="0.05pt solid #000000"/>
    </style:style>
    <style:style style:name="Abilities.C1" style:family="table-cell">
      <style:table-cell-properties fo:padding="0.0382in" fo:border="0.05pt solid #000000"/>
    </style:style>
    <style:style style:name="Abilities.A2" style:family="table-cell">
      <style:table-cell-properties fo:padding="0.0382in" fo:border-left="0.05pt solid #000000" fo:border-right="none" fo:border-top="none" fo:border-bottom="0.05pt solid #000000"/>
    </style:style>
    <style:style style:name="Abilities.C2" style:family="table-cell">
      <style:table-cell-properties fo:padding="0.0382in" fo:border-left="0.05pt solid #000000" fo:border-right="0.05pt solid #000000" fo:border-top="none" fo:border-bottom="0.05pt solid #000000"/>
    </style:style>
    <style:style style:name="RangedWeaponAbilities" style:family="table">
      <style:table-properties style:width="6.925in" table:align="margins"/>
    </style:style>
    <style:style style:name="RangedWeaponAbilities.A" style:family="table-column">
      <style:table-column-properties style:column-width="2.3083in" style:rel-column-width="21845*"/>
    </style:style>
    <style:style style:name="RangedWeaponAbilities.A1" style:family="table-cell">
      <style:table-cell-properties fo:padding="0.0382in" fo:border-left="0.05pt solid #000000" fo:border-right="none" fo:border-top="0.05pt solid #000000" fo:border-bottom="0.05pt solid #000000"/>
    </style:style>
    <style:style style:name="RangedWeaponAbilities.C1" style:family="table-cell">
      <style:table-cell-properties fo:padding="0.0382in" fo:border="0.05pt solid #000000"/>
    </style:style>
    <style:style style:name="RangedWeaponAbilities.A2" style:family="table-cell">
      <style:table-cell-properties fo:padding="0.0382in" fo:border-left="0.05pt solid #000000" fo:border-right="none" fo:border-top="none" fo:border-bottom="0.05pt solid #000000"/>
    </style:style>
    <style:style style:name="RangedWeaponAbilities.C2" style:family="table-cell">
      <style:table-cell-properties fo:padding="0.0382in" fo:border-left="0.05pt solid #000000" fo:border-right="0.05pt solid #000000" fo:border-top="none" fo:border-bottom="0.05pt solid #000000"/>
    </style:style>
    <style:style style:name="MagicWeaponAbilities" style:family="table">
      <style:table-properties style:width="6.925in" table:align="margins"/>
    </style:style>
    <style:style style:name="MagicWeaponAbilities.A" style:family="table-column">
      <style:table-column-properties style:column-width="2.3083in" style:rel-column-width="21845*"/>
    </style:style>
    <style:style style:name="MagicWeaponAbilities.A1" style:family="table-cell">
      <style:table-cell-properties fo:padding="0.0382in" fo:border-left="0.05pt solid #000000" fo:border-right="none" fo:border-top="0.05pt solid #000000" fo:border-bottom="0.05pt solid #000000"/>
    </style:style>
    <style:style style:name="MagicWeaponAbilities.C1" style:family="table-cell">
      <style:table-cell-properties fo:padding="0.0382in" fo:border="0.05pt solid #000000"/>
    </style:style>
    <style:style style:name="MagicWeaponAbilities.A2" style:family="table-cell">
      <style:table-cell-properties fo:padding="0.0382in" fo:border-left="0.05pt solid #000000" fo:border-right="none" fo:border-top="none" fo:border-bottom="0.05pt solid #000000"/>
    </style:style>
    <style:style style:name="MagicWeaponAbilitie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200%"/>
      <style:text-properties style:font-name="Arial"/>
    </style:style>
    <style:style style:name="P2" style:family="paragraph" style:parent-style-name="Standard">
      <style:paragraph-properties fo:line-height="100%"/>
      <style:text-properties style:font-name="Arial"/>
    </style:style>
    <style:style style:name="P3" style:family="paragraph" style:parent-style-name="Standard">
      <style:paragraph-properties fo:margin-left="0in" fo:margin-right="0in" fo:line-height="200%" fo:text-indent="0.5in" style:auto-text-indent="false"/>
      <style:text-properties style:font-name="Arial"/>
    </style:style>
    <style:style style:name="P4" style:family="paragraph" style:parent-style-name="Standard">
      <style:paragraph-properties fo:margin-left="0in" fo:margin-right="0in" fo:line-height="200%" fo:text-indent="0.5in" style:auto-text-indent="false" fo:break-before="page"/>
      <style:text-properties style:font-name="Arial"/>
    </style:style>
    <style:style style:name="P5" style:family="paragraph" style:parent-style-name="Standard">
      <style:paragraph-properties fo:margin-left="0in" fo:margin-right="0in" fo:line-height="200%" fo:text-indent="0in" style:auto-text-indent="false"/>
      <style:text-properties style:font-name="Arial"/>
    </style:style>
    <style:style style:name="P6" style:family="paragraph" style:parent-style-name="Standard">
      <style:paragraph-properties fo:margin-left="0in" fo:margin-right="0in" fo:line-height="200%" fo:text-indent="0in" style:auto-text-indent="false" fo:break-before="page"/>
      <style:text-properties style:font-name="Arial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Standard" style:list-style-name="L1">
      <style:paragraph-properties fo:line-height="100%"/>
      <style:text-properties style:font-name="Arial"/>
    </style:style>
    <style:style style:name="P9" style:family="paragraph" style:parent-style-name="Standard" style:list-style-name="L2">
      <style:paragraph-properties fo:line-height="100%"/>
      <style:text-properties style:font-name="Arial"/>
    </style:style>
    <style:style style:name="P10" style:family="paragraph" style:parent-style-name="Standard" style:list-style-name="L3">
      <style:paragraph-properties fo:line-height="100%"/>
      <style:text-properties style:font-name="Arial"/>
    </style:style>
    <style:style style:name="P11" style:family="paragraph" style:parent-style-name="Standard" style:list-style-name="L5">
      <style:paragraph-properties fo:line-height="100%"/>
      <style:text-properties style:font-name="Arial"/>
    </style:style>
    <style:style style:name="P12" style:family="paragraph" style:parent-style-name="Standard">
      <style:paragraph-properties fo:margin-left="0in" fo:margin-right="0in" fo:line-height="200%" fo:text-indent="0.5in" style:auto-text-indent="false"/>
      <style:text-properties style:font-name="Arial"/>
    </style:style>
    <style:style style:name="P13" style:family="paragraph" style:parent-style-name="Standard">
      <style:paragraph-properties fo:margin-left="0in" fo:margin-right="0in" fo:line-height="200%" fo:text-indent="0.5in" style:auto-text-indent="false" fo:break-before="page"/>
      <style:text-properties style:font-name="Arial"/>
    </style:style>
    <style:style style:name="P14" style:family="paragraph" style:parent-style-name="Table_20_Contents"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ilities</text:p>
      <text:p text:style-name="P1">Currently there are 2 types of abilities: weapon based abilities, and skill based abilities.</text:p>
      <text:p text:style-name="P1">Weapon abilities are based on type of the weapon.</text:p>
      <text:p text:style-name="P1">Weapon types:</text:p>
      <text:list xml:id="list10658887611" text:style-name="L1">
        <text:list-item>
          <text:p text:style-name="P8">2 Hand Heavy Melee (swords, axes, hammers)</text:p>
        </text:list-item>
        <text:list-item>
          <text:p text:style-name="P8">2 Hand Long Melee (spears, spear derivatives)</text:p>
        </text:list-item>
        <text:list-item>
          <text:p text:style-name="P8">1 Hand Medium Melee (swords, axes, hammers, main hand only)</text:p>
        </text:list-item>
        <text:list-item>
          <text:p text:style-name="P8">1 Hand Small Melee (daggers, either hand)</text:p>
        </text:list-item>
        <text:list-item>
          <text:p text:style-name="P8">Shields (off hand only)</text:p>
        </text:list-item>
      </text:list>
      <text:p text:style-name="P2"/>
      <text:list xml:id="list387406175" text:continue-numbering="true" text:style-name="L1">
        <text:list-item>
          <text:p text:style-name="P8">2 Handed Rifles (Slow long range 2 hand)</text:p>
        </text:list-item>
        <text:list-item>
          <text:p text:style-name="P8">Bows (Fast medium range 2 hand)</text:p>
        </text:list-item>
        <text:list-item>
          <text:p text:style-name="P8">Crossbows (Slow long range 2 hand)</text:p>
        </text:list-item>
        <text:list-item>
          <text:p text:style-name="P8">1 Handed Guns (Fast medium range 1 hand, main hand only)</text:p>
        </text:list-item>
        <text:list-item>
          <text:p text:style-name="P8">1 Handed Crossbow (Fast short range 1 hand, main hand only)</text:p>
        </text:list-item>
      </text:list>
      <text:p text:style-name="P2"/>
      <text:list xml:id="list361060008" text:continue-numbering="true" text:style-name="L1">
        <text:list-item>
          <text:p text:style-name="P8">Enchanted Gloves (long range 2 hand magic weapons)</text:p>
        </text:list-item>
        <text:list-item>
          <text:p text:style-name="P8">Staves (short range 2 hand magic weapons)</text:p>
        </text:list-item>
        <text:list-item>
          <text:p text:style-name="P8">Wands (long range 1 hand magic weapons, main hand only)</text:p>
        </text:list-item>
        <text:list-item>
          <text:p text:style-name="P8">Rods (short range 1 hand magic weapons, main hand only)</text:p>
        </text:list-item>
        <text:list-item>
          <text:p text:style-name="P8">Artifacts (off hand 1 hand magic weapons)</text:p>
        </text:list-item>
      </text:list>
      <text:p text:style-name="P1"/>
      <text:p text:style-name="P3">Groups are separated by the melee, range, magic paradigm.</text:p>
      <text:p text:style-name="P3">Each 2 handed weapon has 2 default abilities. All other weapons have 1 default ability. Default abilities have no cooldown.</text:p>
      <text:p text:style-name="P3">Each weapon will have a group of abilities to select from. Two handed weapons allow for selecting 3 abilities. 1 Handed main hand weapons allow for selecting 2. Off handed weapons allow for 1. This way, a character will have a total of 3 weapon abilities for any combination of weapons used.</text:p>
      <text:p text:style-name="P3">The character will be allowed 2 sets of weapons, being able to use a turn to switch from one set to another.</text:p>
      <text:p text:style-name="P3">Abilities may apply a condition or enhancement. Statuses stack based on duration or intensity.</text:p>
      <text:p text:style-name="P3"><text:soft-page-break/>Cripple stacks based on duration. If a target is crippled twice, the target will be crippled for the combined duration of both abilities that crippled the target.</text:p>
      <text:p text:style-name="P3">Bleeding stacks based on intensity. If a target is rended twice, the target will receive more bleeding damage.</text:p>
      <text:p text:style-name="P3"/>
      <text:p text:style-name="P4">Enhancement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Protection</text:p>
          </table:table-cell>
          <table:table-cell table:style-name="Table1.B1" office:value-type="string">
            <text:p text:style-name="P7">Decreases damage taken by 50%. Stacks in duration.</text:p>
          </table:table-cell>
        </table:table-row>
        <table:table-row>
          <table:table-cell table:style-name="Table1.A2" office:value-type="string">
            <text:p text:style-name="P7">Power</text:p>
          </table:table-cell>
          <table:table-cell table:style-name="Table1.B2" office:value-type="string">
            <text:p text:style-name="P7">Increases damage done by 20%. Stacks in duration.</text:p>
          </table:table-cell>
        </table:table-row>
        <table:table-row>
          <table:table-cell table:style-name="Table1.A2" office:value-type="string">
            <text:p text:style-name="P7">Speed</text:p>
          </table:table-cell>
          <table:table-cell table:style-name="Table1.B2" office:value-type="string">
            <text:p text:style-name="P7">Increases speed by 25%. Stacks in duration.</text:p>
          </table:table-cell>
        </table:table-row>
        <table:table-row>
          <table:table-cell table:style-name="Table1.A2" office:value-type="string">
            <text:p text:style-name="P7">Regeneration</text:p>
          </table:table-cell>
          <table:table-cell table:style-name="Table1.B2" office:value-type="string">
            <text:p text:style-name="P7">Grants healing 1% HP each turn. Stacks in intensity.</text:p>
          </table:table-cell>
        </table:table-row>
        <table:table-row>
          <table:table-cell table:style-name="Table1.A2" office:value-type="string">
            <text:p text:style-name="P7">Fury</text:p>
          </table:table-cell>
          <table:table-cell table:style-name="Table1.B2" office:value-type="string">
            <text:p text:style-name="P7">Increases critical chance by ((100% - current chance) / 2). Stacks in duration.</text:p>
          </table:table-cell>
        </table:table-row>
        <table:table-row>
          <table:table-cell table:style-name="Table1.A2" office:value-type="string">
            <text:p text:style-name="P7">Reflection</text:p>
          </table:table-cell>
          <table:table-cell table:style-name="Table1.B2" office:value-type="string">
            <text:p text:style-name="P7">Returns damage to enemy.</text:p>
          </table:table-cell>
        </table:table-row>
      </table:table>
      <text:p text:style-name="P3"/>
      <text:p text:style-name="P3">Condition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Bleeding</text:p>
          </table:table-cell>
          <table:table-cell table:style-name="Table2.B1" office:value-type="string">
            <text:p text:style-name="P7">Damage over time. Stacks in intensity.</text:p>
          </table:table-cell>
        </table:table-row>
        <table:table-row>
          <table:table-cell table:style-name="Table2.A2" office:value-type="string">
            <text:p text:style-name="P7">Weakness</text:p>
          </table:table-cell>
          <table:table-cell table:style-name="Table2.B2" office:value-type="string">
            <text:p text:style-name="P7">Decreases damage done by 30%. Stacks in duration.</text:p>
          </table:table-cell>
        </table:table-row>
        <table:table-row>
          <table:table-cell table:style-name="Table2.A2" office:value-type="string">
            <text:p text:style-name="P7">Fear</text:p>
          </table:table-cell>
          <table:table-cell table:style-name="Table2.B2" office:value-type="string">
            <text:p text:style-name="P7">Makes target run away from caster. Stacks in duration.</text:p>
          </table:table-cell>
        </table:table-row>
        <table:table-row>
          <table:table-cell table:style-name="Table2.A2" office:value-type="string">
            <text:p text:style-name="P7">Burning</text:p>
          </table:table-cell>
          <table:table-cell table:style-name="Table2.B2" office:value-type="string">
            <text:p text:style-name="P7">Damage over time. Stacks in duration.</text:p>
          </table:table-cell>
        </table:table-row>
        <table:table-row>
          <table:table-cell table:style-name="Table2.A2" office:value-type="string">
            <text:p text:style-name="P7">Crippled</text:p>
          </table:table-cell>
          <table:table-cell table:style-name="Table2.B2" office:value-type="string">
            <text:p text:style-name="P7">Can't move, can still attack. Stacks in duration.</text:p>
          </table:table-cell>
        </table:table-row>
        <table:table-row>
          <table:table-cell table:style-name="Table2.A2" office:value-type="string">
            <text:p text:style-name="P7">Concussed</text:p>
          </table:table-cell>
          <table:table-cell table:style-name="Table2.B2" office:value-type="string">
            <text:p text:style-name="P7">Can't attack or move. Stacks in duration.</text:p>
          </table:table-cell>
        </table:table-row>
        <table:table-row>
          <table:table-cell table:style-name="Table2.A2" office:value-type="string">
            <text:p text:style-name="P7">Slow</text:p>
          </table:table-cell>
          <table:table-cell table:style-name="Table2.B2" office:value-type="string">
            <text:p text:style-name="P7">Time between turns increased by 50%.</text:p>
          </table:table-cell>
        </table:table-row>
      </table:table>
      <text:p text:style-name="P3"/>
      <text:p text:style-name="P4">Default abilities for melee weapons:</text:p>
      <table:table table:name="Defaultabilities" table:style-name="Defaultabilities">
        <table:table-column table:style-name="Defaultabilities.A" table:number-columns-repeated="3"/>
        <table:table-row>
          <table:table-cell table:style-name="Defaultabilities.A1" office:value-type="string">
            <text:p text:style-name="P7">2 Handed Heavy Melee</text:p>
          </table:table-cell>
          <table:table-cell table:style-name="Defaultabilities.A1" office:value-type="string">
            <text:p text:style-name="P7">Strike</text:p>
          </table:table-cell>
          <table:table-cell table:style-name="Defaultabilities.C1" office:value-type="string">
            <text:p text:style-name="P7">1 range direct Damage</text:p>
          </table:table-cell>
        </table:table-row>
        <table:table-row>
          <table:table-cell table:style-name="Defaultabilities.A2" office:value-type="string">
            <text:p text:style-name="P7"/>
          </table:table-cell>
          <table:table-cell table:style-name="Defaultabilities.A2" office:value-type="string">
            <text:p text:style-name="P7">Leaping Strike</text:p>
          </table:table-cell>
          <table:table-cell table:style-name="Defaultabilities.C2" office:value-type="string">
            <text:p text:style-name="P7">Requires a step forward. Gives high direct damage.</text:p>
          </table:table-cell>
        </table:table-row>
        <table:table-row>
          <table:table-cell table:style-name="Defaultabilities.A2" office:value-type="string">
            <text:p text:style-name="P7">2 Handed Long Melee</text:p>
          </table:table-cell>
          <table:table-cell table:style-name="Defaultabilities.A2" office:value-type="string">
            <text:p text:style-name="P7">Long Strike</text:p>
          </table:table-cell>
          <table:table-cell table:style-name="Defaultabilities.C2" office:value-type="string">
            <text:p text:style-name="P7">1-2 range direct damage attack.</text:p>
          </table:table-cell>
        </table:table-row>
        <table:table-row>
          <table:table-cell table:style-name="Defaultabilities.A2" office:value-type="string">
            <text:p text:style-name="P7"/>
          </table:table-cell>
          <table:table-cell table:style-name="Defaultabilities.A2" office:value-type="string">
            <text:p text:style-name="P7">Retreating Strike</text:p>
          </table:table-cell>
          <table:table-cell table:style-name="Defaultabilities.C2" office:value-type="string">
            <text:p text:style-name="P7">1 range direct damage attack. Does less damage than Long Strike. Retreats in opposite direction of attack. (have user select direction)</text:p>
          </table:table-cell>
        </table:table-row>
        <table:table-row>
          <table:table-cell table:style-name="Defaultabilities.A2" office:value-type="string">
            <text:p text:style-name="P7">1 Hand Medium Melee</text:p>
          </table:table-cell>
          <table:table-cell table:style-name="Defaultabilities.A2" office:value-type="string">
            <text:p text:style-name="P7">Strike</text:p>
          </table:table-cell>
          <table:table-cell table:style-name="Defaultabilities.C2" office:value-type="string">
            <text:p text:style-name="P7">1 range direct damage.</text:p>
          </table:table-cell>
        </table:table-row>
        <table:table-row>
          <table:table-cell table:style-name="Defaultabilities.A2" office:value-type="string">
            <text:p text:style-name="P7">1 Hand Small Melee</text:p>
          </table:table-cell>
          <table:table-cell table:style-name="Defaultabilities.A2" office:value-type="string">
            <text:p text:style-name="P7">Stab</text:p>
          </table:table-cell>
          <table:table-cell table:style-name="Defaultabilities.C2" office:value-type="string">
            <text:p text:style-name="P7">1 range direct silent damage.</text:p>
          </table:table-cell>
        </table:table-row>
        <table:table-row>
          <table:table-cell table:style-name="Defaultabilities.A2" office:value-type="string">
            <text:p text:style-name="P7">^ offhand</text:p>
          </table:table-cell>
          <table:table-cell table:style-name="Defaultabilities.A2" office:value-type="string">
            <text:p text:style-name="P7">Poke</text:p>
          </table:table-cell>
          <table:table-cell table:style-name="Defaultabilities.C2" office:value-type="string">
            <text:p text:style-name="P7">1 range direct silent damage. Lower damage.</text:p>
          </table:table-cell>
        </table:table-row>
        <table:table-row>
          <table:table-cell table:style-name="Defaultabilities.A2" office:value-type="string">
            <text:p text:style-name="P7">Shield</text:p>
          </table:table-cell>
          <table:table-cell table:style-name="Defaultabilities.A2" office:value-type="string">
            <text:p text:style-name="P7">Block</text:p>
          </table:table-cell>
          <table:table-cell table:style-name="Defaultabilities.C2" office:value-type="string">
            <text:p text:style-name="P7">Protection for 1 turn.</text:p>
          </table:table-cell>
        </table:table-row>
      </table:table>
      <text:p text:style-name="P3"/>
      <text:p text:style-name="P4">Default abilities for ranged weapons:</text:p>
      <table:table table:name="DefaultAbilitiesRanged" table:style-name="DefaultAbilitiesRanged">
        <table:table-column table:style-name="DefaultAbilitiesRanged.A"/>
        <table:table-column table:style-name="DefaultAbilitiesRanged.B"/>
        <table:table-column table:style-name="DefaultAbilitiesRanged.C"/>
        <table:table-row>
          <table:table-cell table:style-name="DefaultAbilitiesRanged.A1" office:value-type="string">
            <text:p text:style-name="P7">2 Handed Rifle</text:p>
          </table:table-cell>
          <table:table-cell table:style-name="DefaultAbilitiesRanged.A1" office:value-type="string">
            <text:p text:style-name="P7">Shoot</text:p>
          </table:table-cell>
          <table:table-cell table:style-name="DefaultAbilitiesRanged.C1" office:value-type="string">
            <text:p text:style-name="P7">2-6 range direct damage.</text:p>
          </table:table-cell>
        </table:table-row>
        <table:table-row>
          <table:table-cell table:style-name="DefaultAbilitiesRanged.A2" office:value-type="string">
            <text:p text:style-name="P7"/>
          </table:table-cell>
          <table:table-cell table:style-name="DefaultAbilitiesRanged.A2" office:value-type="string">
            <text:p text:style-name="P7">Butt</text:p>
          </table:table-cell>
          <table:table-cell table:style-name="DefaultAbilitiesRanged.C2" office:value-type="string">
            <text:p text:style-name="P7">1 range direct damage. Staggers enemy.</text:p>
          </table:table-cell>
        </table:table-row>
        <table:table-row>
          <table:table-cell table:style-name="DefaultAbilitiesRanged.A2" office:value-type="string">
            <text:p text:style-name="P7">Bow</text:p>
          </table:table-cell>
          <table:table-cell table:style-name="DefaultAbilitiesRanged.A2" office:value-type="string">
            <text:p text:style-name="P7">Shoot</text:p>
          </table:table-cell>
          <table:table-cell table:style-name="DefaultAbilitiesRanged.C2" office:value-type="string">
            <text:p text:style-name="P7">2-5 range direct damage.</text:p>
          </table:table-cell>
        </table:table-row>
        <table:table-row>
          <table:table-cell table:style-name="DefaultAbilitiesRanged.A2" office:value-type="string">
            <text:p text:style-name="P7"/>
          </table:table-cell>
          <table:table-cell table:style-name="DefaultAbilitiesRanged.A2" office:value-type="string">
            <text:p text:style-name="P7">Arrow strike</text:p>
          </table:table-cell>
          <table:table-cell table:style-name="DefaultAbilitiesRanged.C2" office:value-type="string">
            <text:p text:style-name="P7">Attack with an arrow at 1 range. Slows enemy.</text:p>
          </table:table-cell>
        </table:table-row>
        <table:table-row>
          <table:table-cell table:style-name="DefaultAbilitiesRanged.A2" office:value-type="string">
            <text:p text:style-name="P7">Crossbow</text:p>
          </table:table-cell>
          <table:table-cell table:style-name="DefaultAbilitiesRanged.A2" office:value-type="string">
            <text:p text:style-name="P7">Shoot</text:p>
          </table:table-cell>
          <table:table-cell table:style-name="DefaultAbilitiesRanged.C2" office:value-type="string">
            <text:p text:style-name="P7">2-6 range direct damage.</text:p>
          </table:table-cell>
        </table:table-row>
        <table:table-row>
          <table:table-cell table:style-name="DefaultAbilitiesRanged.A2" office:value-type="string">
            <text:p text:style-name="P7"/>
          </table:table-cell>
          <table:table-cell table:style-name="DefaultAbilitiesRanged.A2" office:value-type="string">
            <text:p text:style-name="P7">Butt</text:p>
          </table:table-cell>
          <table:table-cell table:style-name="DefaultAbilitiesRanged.C2" office:value-type="string">
            <text:p text:style-name="P7">1 range direct damage. Staggers enemy.</text:p>
          </table:table-cell>
        </table:table-row>
        <table:table-row>
          <table:table-cell table:style-name="DefaultAbilitiesRanged.A2" office:value-type="string">
            <text:p text:style-name="P7">Pistol</text:p>
          </table:table-cell>
          <table:table-cell table:style-name="DefaultAbilitiesRanged.A2" office:value-type="string">
            <text:p text:style-name="P7">Shoot</text:p>
          </table:table-cell>
          <table:table-cell table:style-name="DefaultAbilitiesRanged.C2" office:value-type="string">
            <text:p text:style-name="P7">2-5 range direct damage.</text:p>
          </table:table-cell>
        </table:table-row>
        <table:table-row>
          <table:table-cell table:style-name="DefaultAbilitiesRanged.A2" office:value-type="string">
            <text:p text:style-name="P7">Handbow</text:p>
          </table:table-cell>
          <table:table-cell table:style-name="DefaultAbilitiesRanged.A2" office:value-type="string">
            <text:p text:style-name="P7">Shoot</text:p>
          </table:table-cell>
          <table:table-cell table:style-name="DefaultAbilitiesRanged.C2" office:value-type="string">
            <text:p text:style-name="P7">2-4 range direct damage.</text:p>
          </table:table-cell>
        </table:table-row>
      </table:table>
      <text:p text:style-name="P3"/>
      <text:p text:style-name="P4">Default abilities for magic weapons:</text:p>
      <table:table table:name="MagicWeaponDefault" table:style-name="MagicWeaponDefault">
        <table:table-column table:style-name="MagicWeaponDefault.A" table:number-columns-repeated="3"/>
        <table:table-row>
          <table:table-cell table:style-name="MagicWeaponDefault.A1" office:value-type="string">
            <text:p text:style-name="P7">Enchanted Gloves</text:p>
          </table:table-cell>
          <table:table-cell table:style-name="MagicWeaponDefault.A1" office:value-type="string">
            <text:p text:style-name="P7">Force</text:p>
          </table:table-cell>
          <table:table-cell table:style-name="MagicWeaponDefault.C1" office:value-type="string">
            <text:p text:style-name="P7">2-6 range direct damage.</text:p>
          </table:table-cell>
        </table:table-row>
        <table:table-row>
          <table:table-cell table:style-name="MagicWeaponDefault.A2" office:value-type="string">
            <text:p text:style-name="P7"/>
          </table:table-cell>
          <table:table-cell table:style-name="MagicWeaponDefault.A2" office:value-type="string">
            <text:p text:style-name="P7">Punch</text:p>
          </table:table-cell>
          <table:table-cell table:style-name="MagicWeaponDefault.C2" office:value-type="string">
            <text:p text:style-name="P7">1 range direct damage. Pushes back enemy.</text:p>
          </table:table-cell>
        </table:table-row>
        <table:table-row>
          <table:table-cell table:style-name="MagicWeaponDefault.A2" office:value-type="string">
            <text:p text:style-name="P7">Staff</text:p>
          </table:table-cell>
          <table:table-cell table:style-name="MagicWeaponDefault.A2" office:value-type="string">
            <text:p text:style-name="P7">Force</text:p>
          </table:table-cell>
          <table:table-cell table:style-name="MagicWeaponDefault.C2" office:value-type="string">
            <text:p text:style-name="P7">2-4 range direct damage.</text:p>
          </table:table-cell>
        </table:table-row>
        <table:table-row>
          <table:table-cell table:style-name="MagicWeaponDefault.A2" office:value-type="string">
            <text:p text:style-name="P7"/>
          </table:table-cell>
          <table:table-cell table:style-name="MagicWeaponDefault.A2" office:value-type="string">
            <text:p text:style-name="P7">Strike</text:p>
          </table:table-cell>
          <table:table-cell table:style-name="MagicWeaponDefault.C2" office:value-type="string">
            <text:p text:style-name="P7">1 range direct damage. Staggers enemy.</text:p>
          </table:table-cell>
        </table:table-row>
        <table:table-row>
          <table:table-cell table:style-name="MagicWeaponDefault.A2" office:value-type="string">
            <text:p text:style-name="P7">Wand</text:p>
          </table:table-cell>
          <table:table-cell table:style-name="MagicWeaponDefault.A2" office:value-type="string">
            <text:p text:style-name="P7">Force</text:p>
          </table:table-cell>
          <table:table-cell table:style-name="MagicWeaponDefault.C2" office:value-type="string">
            <text:p text:style-name="P7">2-6 range direct damage.</text:p>
          </table:table-cell>
        </table:table-row>
        <table:table-row>
          <table:table-cell table:style-name="MagicWeaponDefault.A2" office:value-type="string">
            <text:p text:style-name="P7">Rod</text:p>
          </table:table-cell>
          <table:table-cell table:style-name="MagicWeaponDefault.A2" office:value-type="string">
            <text:p text:style-name="P7">Force</text:p>
          </table:table-cell>
          <table:table-cell table:style-name="MagicWeaponDefault.C2" office:value-type="string">
            <text:p text:style-name="P7">2-4 range direct damage.</text:p>
          </table:table-cell>
        </table:table-row>
        <table:table-row>
          <table:table-cell table:style-name="MagicWeaponDefault.A2" office:value-type="string">
            <text:p text:style-name="P7">Artifact</text:p>
          </table:table-cell>
          <table:table-cell table:style-name="MagicWeaponDefault.A2" office:value-type="string">
            <text:p text:style-name="P7">Bewilder</text:p>
          </table:table-cell>
          <table:table-cell table:style-name="MagicWeaponDefault.C2" office:value-type="string">
            <text:p text:style-name="P7">No damage. 1 range. Enemy skips turn.</text:p>
          </table:table-cell>
        </table:table-row>
      </table:table>
      <text:p text:style-name="P3"/>
      <text:p text:style-name="P4"/>
      <text:p text:style-name="P3">Abilities for melee weapons:</text:p>
      <table:table table:name="Abilities" table:style-name="Abilities">
        <table:table-column table:style-name="Abilities.A" table:number-columns-repeated="3"/>
        <table:table-row>
          <table:table-cell table:style-name="Abilities.A1" office:value-type="string">
            <text:p text:style-name="P7">Heavy Melee</text:p>
          </table:table-cell>
          <table:table-cell table:style-name="Abilities.A1" office:value-type="string">
            <text:p text:style-name="P7">Rending Strike</text:p>
          </table:table-cell>
          <table:table-cell table:style-name="Abilities.C1" office:value-type="string">
            <text:p text:style-name="P7">Target takes bleeding damage for 5 turns. 1 range. Normal damage.</text:p>
          </table:table-cell>
        </table:table-row>
        <table:table-row>
          <table:table-cell table:style-name="Abilities.A2" office:value-type="string">
            <text:p text:style-name="P7"/>
          </table:table-cell>
          <table:table-cell table:style-name="Abilities.A2" office:value-type="string">
            <text:p text:style-name="P7">Sweeping Strike</text:p>
          </table:table-cell>
          <table:table-cell table:style-name="Abilities.C2" office:value-type="string">
            <text:p text:style-name="P7">Attack all enemies in 1 range.</text:p>
          </table:table-cell>
        </table:table-row>
        <table:table-row>
          <table:table-cell table:style-name="Abilities.A2" office:value-type="string">
            <text:p text:style-name="P7"/>
          </table:table-cell>
          <table:table-cell table:style-name="Abilities.A2" office:value-type="string">
            <text:p text:style-name="P7">Head Strike</text:p>
          </table:table-cell>
          <table:table-cell table:style-name="Abilities.C2" office:value-type="string">
            <text:p text:style-name="P7">Target is concussed for 2 turns.</text:p>
          </table:table-cell>
        </table:table-row>
        <table:table-row>
          <table:table-cell table:style-name="Abilities.A2" office:value-type="string">
            <text:p text:style-name="P7"/>
          </table:table-cell>
          <table:table-cell table:style-name="Abilities.A2" office:value-type="string">
            <text:p text:style-name="P7">Furious Strike</text:p>
          </table:table-cell>
          <table:table-cell table:style-name="Abilities.C2" office:value-type="string">
            <text:p text:style-name="P7">Gives fury for this turn and 2 more turns, then attacks.</text:p>
          </table:table-cell>
        </table:table-row>
        <table:table-row>
          <table:table-cell table:style-name="Abilities.A2" office:value-type="string">
            <text:p text:style-name="P7">Long Melee</text:p>
          </table:table-cell>
          <table:table-cell table:style-name="Abilities.A2" office:value-type="string">
            <text:p text:style-name="P7">Leg Strike</text:p>
          </table:table-cell>
          <table:table-cell table:style-name="Abilities.C2" office:value-type="string">
            <text:p text:style-name="P7">Target is crippled for 3 turns.</text:p>
          </table:table-cell>
        </table:table-row>
        <table:table-row>
          <table:table-cell table:style-name="Abilities.A2" office:value-type="string">
            <text:p text:style-name="P7"/>
          </table:table-cell>
          <table:table-cell table:style-name="Abilities.A2" office:value-type="string">
            <text:p text:style-name="P7">Shockwave Strike</text:p>
          </table:table-cell>
          <table:table-cell table:style-name="Abilities.C2" office:value-type="string">
            <text:p text:style-name="P7">Attack all enemies in a 2 range cone.</text:p>
          </table:table-cell>
        </table:table-row>
        <table:table-row>
          <table:table-cell table:style-name="Abilities.A2" office:value-type="string">
            <text:p text:style-name="P7"/>
          </table:table-cell>
          <table:table-cell table:style-name="Abilities.A2" office:value-type="string">
            <text:p text:style-name="P7">Fearful Strike</text:p>
          </table:table-cell>
          <table:table-cell table:style-name="Abilities.C2" office:value-type="string">
            <text:p text:style-name="P7">Step forward and attack. Enemy is feared for next turn.</text:p>
          </table:table-cell>
        </table:table-row>
        <table:table-row>
          <table:table-cell table:style-name="Abilities.A2" office:value-type="string">
            <text:p text:style-name="P7"/>
          </table:table-cell>
          <table:table-cell table:style-name="Abilities.A2" office:value-type="string">
            <text:p text:style-name="P7">Impaling Strike</text:p>
          </table:table-cell>
          <table:table-cell table:style-name="Abilities.C2" office:value-type="string">
            <text:p text:style-name="P7">Attack 2 enemies in a 2 length line and apply bleed for 5 turns.</text:p>
          </table:table-cell>
        </table:table-row>
        <table:table-row>
          <table:table-cell table:style-name="Abilities.A2" office:value-type="string">
            <text:p text:style-name="P7">Medium Melee</text:p>
          </table:table-cell>
          <table:table-cell table:style-name="Abilities.A2" office:value-type="string">
            <text:p text:style-name="P7">Heroic Strike</text:p>
          </table:table-cell>
          <table:table-cell table:style-name="Abilities.C2" office:value-type="string">
            <text:p text:style-name="P7">Damages and grants speed and power for 2 turns.</text:p>
          </table:table-cell>
        </table:table-row>
        <table:table-row>
          <table:table-cell table:style-name="Abilities.A2" office:value-type="string">
            <text:p text:style-name="P7"/>
          </table:table-cell>
          <table:table-cell table:style-name="Abilities.A2" office:value-type="string">
            <text:p text:style-name="P7">Tactical Strike</text:p>
          </table:table-cell>
          <table:table-cell table:style-name="Abilities.C2" office:value-type="string">
            <text:p text:style-name="P7">With each boon, empowers next attack.</text:p>
          </table:table-cell>
        </table:table-row>
        <table:table-row>
          <table:table-cell table:style-name="Abilities.A2" office:value-type="string">
            <text:p text:style-name="P7"/>
          </table:table-cell>
          <table:table-cell table:style-name="Abilities.A2" office:value-type="string">
            <text:p text:style-name="P7">Champion Strike</text:p>
          </table:table-cell>
          <table:table-cell table:style-name="Abilities.C2" office:value-type="string">
            <text:p text:style-name="P7">Damages and grants protection and fury for 2 turns.</text:p>
          </table:table-cell>
        </table:table-row>
        <table:table-row>
          <table:table-cell table:style-name="Abilities.A2" office:value-type="string">
            <text:p text:style-name="P7">Small Melee</text:p>
          </table:table-cell>
          <table:table-cell table:style-name="Abilities.A2" office:value-type="string">
            <text:p text:style-name="P7">Quick Stab (not usable in offhand)</text:p>
          </table:table-cell>
          <table:table-cell table:style-name="Abilities.C2" office:value-type="string">
            <text:p text:style-name="P7">Damages and allows next turn sooner.</text:p>
          </table:table-cell>
        </table:table-row>
        <table:table-row>
          <table:table-cell table:style-name="Abilities.A2" office:value-type="string">
            <text:p text:style-name="P7"/>
          </table:table-cell>
          <table:table-cell table:style-name="Abilities.A2" office:value-type="string">
            <text:p text:style-name="P7">Back Stab</text:p>
          </table:table-cell>
          <table:table-cell table:style-name="Abilities.C2" office:value-type="string">
            <text:p text:style-name="P7">If enemy is not facing you, does triple damage. If they are, normal damage.</text:p>
          </table:table-cell>
        </table:table-row>
        <table:table-row>
          <table:table-cell table:style-name="Abilities.A2" office:value-type="string">
            <text:p text:style-name="P7"/>
          </table:table-cell>
          <table:table-cell table:style-name="Abilities.A2" office:value-type="string">
            <text:p text:style-name="P7">Precise Stab</text:p>
          </table:table-cell>
          <table:table-cell table:style-name="Abilities.C2" office:value-type="string">
            <text:p text:style-name="P7">Damages and causes weakness for 3 turns.</text:p>
          </table:table-cell>
        </table:table-row>
        <table:table-row>
          <table:table-cell table:style-name="Abilities.A2" office:value-type="string">
            <text:p text:style-name="P7">Shields</text:p>
          </table:table-cell>
          <table:table-cell table:style-name="Abilities.A2" office:value-type="string">
            <text:p text:style-name="P7">Retaliating Stance</text:p>
          </table:table-cell>
          <table:table-cell table:style-name="Abilities.C2" office:value-type="string">
            <text:p text:style-name="P7">If attacked, return damage to single enemy and concuss for a turn.</text:p>
          </table:table-cell>
        </table:table-row>
        <table:table-row>
          <table:table-cell table:style-name="Abilities.A2" office:value-type="string">
            <text:p text:style-name="P7"/>
          </table:table-cell>
          <table:table-cell table:style-name="Abilities.A2" office:value-type="string">
            <text:p text:style-name="P7">Guardian Stance</text:p>
          </table:table-cell>
          <table:table-cell table:style-name="Abilities.C2" office:value-type="string">
            <text:p text:style-name="P7">Protection for 4 turns.</text:p>
          </table:table-cell>
        </table:table-row>
      </table:table>
      <text:p text:style-name="P5"/>
      <text:p text:style-name="P6"/>
      <text:p text:style-name="P5">Weapon abilities for ranged weapons:</text:p>
      <table:table table:name="RangedWeaponAbilities" table:style-name="RangedWeaponAbilities">
        <table:table-column table:style-name="RangedWeaponAbilities.A" table:number-columns-repeated="3"/>
        <table:table-row>
          <table:table-cell table:style-name="RangedWeaponAbilities.A1" office:value-type="string">
            <text:p text:style-name="P7">Rifles</text:p>
          </table:table-cell>
          <table:table-cell table:style-name="RangedWeaponAbilities.A1" office:value-type="string">
            <text:p text:style-name="P7">Blast Shot</text:p>
          </table:table-cell>
          <table:table-cell table:style-name="RangedWeaponAbilities.C1" office:value-type="string">
            <text:p text:style-name="P7">Closer the target is, more damage is done.</text:p>
          </table:table-cell>
        </table:table-row>
        <table:table-row>
          <table:table-cell table:style-name="RangedWeaponAbilities.A2" office:value-type="string">
            <text:p text:style-name="P7"/>
          </table:table-cell>
          <table:table-cell table:style-name="RangedWeaponAbilities.A2" office:value-type="string">
            <text:p text:style-name="P7">Vital Shot</text:p>
          </table:table-cell>
          <table:table-cell table:style-name="RangedWeaponAbilities.C2" office:value-type="string">
            <text:p text:style-name="P7">Bleeds and damages target.</text:p>
          </table:table-cell>
        </table:table-row>
        <table:table-row>
          <table:table-cell table:style-name="RangedWeaponAbilities.A2" office:value-type="string">
            <text:p text:style-name="P7"/>
          </table:table-cell>
          <table:table-cell table:style-name="RangedWeaponAbilities.A2" office:value-type="string">
            <text:p text:style-name="P7">Double Shot</text:p>
          </table:table-cell>
          <table:table-cell table:style-name="RangedWeaponAbilities.C2" office:value-type="string">
            <text:p text:style-name="P7">Fires at 2 adjacent targets.</text:p>
          </table:table-cell>
        </table:table-row>
        <table:table-row>
          <table:table-cell table:style-name="RangedWeaponAbilities.A2" office:value-type="string">
            <text:p text:style-name="P7"/>
          </table:table-cell>
          <table:table-cell table:style-name="RangedWeaponAbilities.A2" office:value-type="string">
            <text:p text:style-name="P7">Pot Shot</text:p>
          </table:table-cell>
          <table:table-cell table:style-name="RangedWeaponAbilities.C2" office:value-type="string">
            <text:p text:style-name="P7">Shot that ignores toughness.</text:p>
          </table:table-cell>
        </table:table-row>
        <table:table-row>
          <table:table-cell table:style-name="RangedWeaponAbilities.A2" office:value-type="string">
            <text:p text:style-name="P7">Bows</text:p>
          </table:table-cell>
          <table:table-cell table:style-name="RangedWeaponAbilities.A2" office:value-type="string">
            <text:p text:style-name="P7">Burning Arrow</text:p>
          </table:table-cell>
          <table:table-cell table:style-name="RangedWeaponAbilities.C2" office:value-type="string">
            <text:p text:style-name="P7">Burns and damages target.</text:p>
          </table:table-cell>
        </table:table-row>
        <table:table-row>
          <table:table-cell table:style-name="RangedWeaponAbilities.A2" office:value-type="string">
            <text:p text:style-name="P7"/>
          </table:table-cell>
          <table:table-cell table:style-name="RangedWeaponAbilities.A2" office:value-type="string">
            <text:p text:style-name="P7">Rapid Arrow</text:p>
          </table:table-cell>
          <table:table-cell table:style-name="RangedWeaponAbilities.C2" office:value-type="string">
            <text:p text:style-name="P7">Damages, next turn comes faster.</text:p>
          </table:table-cell>
        </table:table-row>
        <table:table-row>
          <table:table-cell table:style-name="RangedWeaponAbilities.A2" office:value-type="string">
            <text:p text:style-name="P7"/>
          </table:table-cell>
          <table:table-cell table:style-name="RangedWeaponAbilities.A2" office:value-type="string">
            <text:p text:style-name="P7">Poison Arrow</text:p>
          </table:table-cell>
          <table:table-cell table:style-name="RangedWeaponAbilities.C2" office:value-type="string">
            <text:p text:style-name="P7">Poisons and damages target.</text:p>
          </table:table-cell>
        </table:table-row>
        <table:table-row>
          <table:table-cell table:style-name="RangedWeaponAbilities.A2" office:value-type="string">
            <text:p text:style-name="P7"/>
          </table:table-cell>
          <table:table-cell table:style-name="RangedWeaponAbilities.A2" office:value-type="string">
            <text:p text:style-name="P7">Fan of Arrows</text:p>
          </table:table-cell>
          <table:table-cell table:style-name="RangedWeaponAbilities.C2" office:value-type="string">
            <text:p text:style-name="P7">Hits all in a cone.</text:p>
          </table:table-cell>
        </table:table-row>
        <table:table-row>
          <table:table-cell table:style-name="RangedWeaponAbilities.A2" office:value-type="string">
            <text:p text:style-name="P7">Crossbows</text:p>
          </table:table-cell>
          <table:table-cell table:style-name="RangedWeaponAbilities.A2" office:value-type="string">
            <text:p text:style-name="P7">Piercing Bolt</text:p>
          </table:table-cell>
          <table:table-cell table:style-name="RangedWeaponAbilities.C2" office:value-type="string">
            <text:p text:style-name="P7">Damages enemies in a line.</text:p>
          </table:table-cell>
        </table:table-row>
        <table:table-row>
          <table:table-cell table:style-name="RangedWeaponAbilities.A2" office:value-type="string">
            <text:p text:style-name="P7"/>
          </table:table-cell>
          <table:table-cell table:style-name="RangedWeaponAbilities.A2" office:value-type="string">
            <text:p text:style-name="P7">Crippling Bolt</text:p>
          </table:table-cell>
          <table:table-cell table:style-name="RangedWeaponAbilities.C2" office:value-type="string">
            <text:p text:style-name="P7">Damages, causes cripple for 2 turns.</text:p>
          </table:table-cell>
        </table:table-row>
        <table:table-row>
          <table:table-cell table:style-name="RangedWeaponAbilities.A2" office:value-type="string">
            <text:p text:style-name="P7"/>
          </table:table-cell>
          <table:table-cell table:style-name="RangedWeaponAbilities.A2" office:value-type="string">
            <text:p text:style-name="P7">Silver Bolt</text:p>
          </table:table-cell>
          <table:table-cell table:style-name="RangedWeaponAbilities.C2" office:value-type="string">
            <text:p text:style-name="P7">Gives protection and weakens target.</text:p>
          </table:table-cell>
        </table:table-row>
        <table:table-row>
          <table:table-cell table:style-name="RangedWeaponAbilities.A2" office:value-type="string">
            <text:p text:style-name="P7"/>
          </table:table-cell>
          <table:table-cell table:style-name="RangedWeaponAbilities.A2" office:value-type="string">
            <text:p text:style-name="P7">Explosive Bolt</text:p>
          </table:table-cell>
          <table:table-cell table:style-name="RangedWeaponAbilities.C2" office:value-type="string">
            <text:p text:style-name="P7">Explodes at a point, causes fire damage in a 1 hex radius about a target.</text:p>
          </table:table-cell>
        </table:table-row>
        <table:table-row>
          <table:table-cell table:style-name="RangedWeaponAbilities.A2" office:value-type="string">
            <text:p text:style-name="P7">Pistols</text:p>
          </table:table-cell>
          <table:table-cell table:style-name="RangedWeaponAbilities.A2" office:value-type="string">
            <text:p text:style-name="P7">Lightning Bullet</text:p>
          </table:table-cell>
          <table:table-cell table:style-name="RangedWeaponAbilities.C2" office:value-type="string">
            <text:p text:style-name="P7">Hits a target and bounces to 2 others in 2 range of each other.</text:p>
          </table:table-cell>
        </table:table-row>
        <table:table-row>
          <table:table-cell table:style-name="RangedWeaponAbilities.A2" office:value-type="string">
            <text:p text:style-name="P7"/>
          </table:table-cell>
          <table:table-cell table:style-name="RangedWeaponAbilities.A2" office:value-type="string">
            <text:p text:style-name="P7">Shattering Bullet</text:p>
          </table:table-cell>
          <table:table-cell table:style-name="RangedWeaponAbilities.C2" office:value-type="string">
            <text:p text:style-name="P7">Damages and bleeds a target.</text:p>
          </table:table-cell>
        </table:table-row>
        <table:table-row>
          <table:table-cell table:style-name="RangedWeaponAbilities.A2" office:value-type="string">
            <text:p text:style-name="P7"/>
          </table:table-cell>
          <table:table-cell table:style-name="RangedWeaponAbilities.A2" office:value-type="string">
            <text:p text:style-name="P7">Loud Bullet</text:p>
          </table:table-cell>
          <table:table-cell table:style-name="RangedWeaponAbilities.C2" office:value-type="string">
            <text:p text:style-name="P7">Damages a target. Fears nearby for 1 turn.</text:p>
          </table:table-cell>
        </table:table-row>
        <table:table-row>
          <table:table-cell table:style-name="RangedWeaponAbilities.A2" office:value-type="string">
            <text:p text:style-name="P7">Handbows</text:p>
          </table:table-cell>
          <table:table-cell table:style-name="RangedWeaponAbilities.A2" office:value-type="string">
            <text:p text:style-name="P7">Poison Bolts</text:p>
          </table:table-cell>
          <table:table-cell table:style-name="RangedWeaponAbilities.C2" office:value-type="string">
            <text:p text:style-name="P7">Damages and poisons 2 adjacent enemies.</text:p>
          </table:table-cell>
        </table:table-row>
        <table:table-row>
          <table:table-cell table:style-name="RangedWeaponAbilities.A2" office:value-type="string">
            <text:p text:style-name="P7"/>
          </table:table-cell>
          <table:table-cell table:style-name="RangedWeaponAbilities.A2" office:value-type="string">
            <text:p text:style-name="P7">Furious Bolts</text:p>
          </table:table-cell>
          <table:table-cell table:style-name="RangedWeaponAbilities.C2" office:value-type="string">
            <text:p text:style-name="P7">Damages 2 adjacent enemies. Gives fury for this attack and 1 turn.</text:p>
          </table:table-cell>
        </table:table-row>
        <table:table-row>
          <table:table-cell table:style-name="RangedWeaponAbilities.A2" office:value-type="string">
            <text:p text:style-name="P7"/>
          </table:table-cell>
          <table:table-cell table:style-name="RangedWeaponAbilities.A2" office:value-type="string">
            <text:p text:style-name="P7">Phantom Bolt</text:p>
          </table:table-cell>
          <table:table-cell table:style-name="RangedWeaponAbilities.C2" office:value-type="string">
            <text:p text:style-name="P7">Fears and damages an enemy.</text:p>
          </table:table-cell>
        </table:table-row>
      </table:table>
      <text:p text:style-name="P5"/>
      <text:p text:style-name="P6"/>
      <text:p text:style-name="P5">Weapon abilities for magic weapons:</text:p>
      <table:table table:name="MagicWeaponAbilities" table:style-name="MagicWeaponAbilities">
        <table:table-column table:style-name="MagicWeaponAbilities.A" table:number-columns-repeated="3"/>
        <table:table-row>
          <table:table-cell table:style-name="MagicWeaponAbilities.A1" office:value-type="string">
            <text:p text:style-name="P7">Enchanted Gloves</text:p>
          </table:table-cell>
          <table:table-cell table:style-name="MagicWeaponAbilities.A1" office:value-type="string">
            <text:p text:style-name="P7">Distant Force</text:p>
          </table:table-cell>
          <table:table-cell table:style-name="MagicWeaponAbilities.C1" office:value-type="string">
            <text:p text:style-name="P7">Further away, more damage.</text:p>
          </table:table-cell>
        </table:table-row>
        <table:table-row>
          <table:table-cell table:style-name="MagicWeaponAbilities.A2" office:value-type="string">
            <text:p text:style-name="P7"/>
          </table:table-cell>
          <table:table-cell table:style-name="MagicWeaponAbilities.A2" office:value-type="string">
            <text:p text:style-name="P7">Ice Wave</text:p>
          </table:table-cell>
          <table:table-cell table:style-name="MagicWeaponAbilities.C2" office:value-type="string">
            <text:p text:style-name="P7">Damages and slows enemies in a line.</text:p>
          </table:table-cell>
        </table:table-row>
        <table:table-row>
          <table:table-cell table:style-name="MagicWeaponAbilities.A2" office:value-type="string">
            <text:p text:style-name="P7"/>
          </table:table-cell>
          <table:table-cell table:style-name="MagicWeaponAbilities.A2" office:value-type="string">
            <text:p text:style-name="P7">Variable Fire</text:p>
          </table:table-cell>
          <table:table-cell table:style-name="MagicWeaponAbilities.C2" office:value-type="string">
            <text:p text:style-name="P7">Burns a single enemy, gives a random boon.</text:p>
          </table:table-cell>
        </table:table-row>
        <table:table-row>
          <table:table-cell table:style-name="MagicWeaponAbilities.A2" office:value-type="string">
            <text:p text:style-name="P7"/>
          </table:table-cell>
          <table:table-cell table:style-name="MagicWeaponAbilities.A2" office:value-type="string">
            <text:p text:style-name="P7">Time Bomb</text:p>
          </table:table-cell>
          <table:table-cell table:style-name="MagicWeaponAbilities.C2" office:value-type="string">
            <text:p text:style-name="P7">Sets a trap to explode at a point after 2 turns. Causes slow.</text:p>
          </table:table-cell>
        </table:table-row>
        <table:table-row>
          <table:table-cell table:style-name="MagicWeaponAbilities.A2" office:value-type="string">
            <text:p text:style-name="P7">Staves</text:p>
          </table:table-cell>
          <table:table-cell table:style-name="MagicWeaponAbilities.A2" office:value-type="string">
            <text:p text:style-name="P7">Mind Strike</text:p>
          </table:table-cell>
          <table:table-cell table:style-name="MagicWeaponAbilities.C2" office:value-type="string">
            <text:p text:style-name="P7">Damage and takes away a boon.</text:p>
          </table:table-cell>
        </table:table-row>
        <table:table-row>
          <table:table-cell table:style-name="MagicWeaponAbilities.A2" office:value-type="string">
            <text:p text:style-name="P7"/>
          </table:table-cell>
          <table:table-cell table:style-name="MagicWeaponAbilities.A2" office:value-type="string">
            <text:p text:style-name="P7">Fire Front</text:p>
          </table:table-cell>
          <table:table-cell table:style-name="MagicWeaponAbilities.C2" office:value-type="string">
            <text:p text:style-name="P7">Sends a wave of fire in a cone. Causes burning.</text:p>
          </table:table-cell>
        </table:table-row>
        <table:table-row>
          <table:table-cell table:style-name="MagicWeaponAbilities.A2" office:value-type="string">
            <text:p text:style-name="P7"/>
          </table:table-cell>
          <table:table-cell table:style-name="MagicWeaponAbilities.A2" office:value-type="string">
            <text:p text:style-name="P7">Proximal Force</text:p>
          </table:table-cell>
          <table:table-cell table:style-name="MagicWeaponAbilities.C2" office:value-type="string">
            <text:p text:style-name="P7">Closer, more damage.</text:p>
          </table:table-cell>
        </table:table-row>
        <table:table-row>
          <table:table-cell table:style-name="MagicWeaponAbilities.A2" office:value-type="string">
            <text:p text:style-name="P7"/>
          </table:table-cell>
          <table:table-cell table:style-name="MagicWeaponAbilities.A2" office:value-type="string">
            <text:p text:style-name="P7">Space Bomb</text:p>
          </table:table-cell>
          <table:table-cell table:style-name="MagicWeaponAbilities.C2" office:value-type="string">
            <text:p text:style-name="P7">Sets a trap to explode at the caster's feet in 1 turn. Gives caster random boon. Gives enemies random conditions.</text:p>
          </table:table-cell>
        </table:table-row>
        <table:table-row>
          <table:table-cell table:style-name="MagicWeaponAbilities.A2" office:value-type="string">
            <text:p text:style-name="P7">Wands</text:p>
          </table:table-cell>
          <table:table-cell table:style-name="MagicWeaponAbilities.A2" office:value-type="string">
            <text:p text:style-name="P7">Zap</text:p>
          </table:table-cell>
          <table:table-cell table:style-name="MagicWeaponAbilities.C2" office:value-type="string">
            <text:p text:style-name="P7">8 range damage.</text:p>
          </table:table-cell>
        </table:table-row>
        <table:table-row>
          <table:table-cell table:style-name="MagicWeaponAbilities.A2" office:value-type="string">
            <text:p text:style-name="P7"/>
          </table:table-cell>
          <table:table-cell table:style-name="MagicWeaponAbilities.A2" office:value-type="string">
            <text:p text:style-name="P7">Forked Lightning</text:p>
          </table:table-cell>
          <table:table-cell table:style-name="MagicWeaponAbilities.C2" office:value-type="string">
            <text:p text:style-name="P7">Long cone of damage.</text:p>
          </table:table-cell>
        </table:table-row>
        <table:table-row>
          <table:table-cell table:style-name="MagicWeaponAbilities.A2" office:value-type="string">
            <text:p text:style-name="P7"/>
          </table:table-cell>
          <table:table-cell table:style-name="MagicWeaponAbilities.A2" office:value-type="string">
            <text:p text:style-name="P7">Arced Thunder</text:p>
          </table:table-cell>
          <table:table-cell table:style-name="MagicWeaponAbilities.C2" office:value-type="string">
            <text:p text:style-name="P7">Castable at 4-6 range. If hits, travels to 2 more targets.</text:p>
          </table:table-cell>
        </table:table-row>
        <table:table-row>
          <table:table-cell table:style-name="MagicWeaponAbilities.A2" office:value-type="string">
            <text:p text:style-name="P7">Rods</text:p>
          </table:table-cell>
          <table:table-cell table:style-name="MagicWeaponAbilities.A2" office:value-type="string">
            <text:p text:style-name="P7">Ring of Frost</text:p>
          </table:table-cell>
          <table:table-cell table:style-name="MagicWeaponAbilities.C2" office:value-type="string">
            <text:p text:style-name="P7">Damages and cripples enemies in 2 radius.</text:p>
          </table:table-cell>
        </table:table-row>
        <table:table-row>
          <table:table-cell table:style-name="MagicWeaponAbilities.A2" office:value-type="string">
            <text:p text:style-name="P7"/>
          </table:table-cell>
          <table:table-cell table:style-name="MagicWeaponAbilities.A2" office:value-type="string">
            <text:p text:style-name="P7">Burning Touch</text:p>
          </table:table-cell>
          <table:table-cell table:style-name="MagicWeaponAbilities.C2" office:value-type="string">
            <text:p text:style-name="P7">High damage and burns.</text:p>
          </table:table-cell>
        </table:table-row>
        <table:table-row>
          <table:table-cell table:style-name="MagicWeaponAbilities.A2" office:value-type="string">
            <text:p text:style-name="P7"/>
          </table:table-cell>
          <table:table-cell table:style-name="MagicWeaponAbilities.A2" office:value-type="string">
            <text:p text:style-name="P7">Tremor</text:p>
          </table:table-cell>
          <table:table-cell table:style-name="MagicWeaponAbilities.C2" office:value-type="string">
            <text:p text:style-name="P7">Enemies in 1 range are concussed for 1 turn.</text:p>
          </table:table-cell>
        </table:table-row>
        <table:table-row>
          <table:table-cell table:style-name="MagicWeaponAbilities.A2" office:value-type="string">
            <text:p text:style-name="P7">Artifacts</text:p>
          </table:table-cell>
          <table:table-cell table:style-name="MagicWeaponAbilities.A2" office:value-type="string">
            <text:p text:style-name="P7">Consecrate</text:p>
          </table:table-cell>
          <table:table-cell table:style-name="MagicWeaponAbilities.C2" office:value-type="string">
            <text:p text:style-name="P7">Consecrates area at caster's feet for 1 range and 3 turns. Area gives random boons to caster. Heals caster.</text:p>
          </table:table-cell>
        </table:table-row>
        <table:table-row>
          <table:table-cell table:style-name="MagicWeaponAbilities.A2" office:value-type="string">
            <text:p text:style-name="P7"/>
          </table:table-cell>
          <table:table-cell table:style-name="MagicWeaponAbilities.A2" office:value-type="string">
            <text:p text:style-name="P7">Desecrate</text:p>
          </table:table-cell>
          <table:table-cell table:style-name="MagicWeaponAbilities.C2" office:value-type="string">
            <text:p text:style-name="P7">Desecrates area at caster's feet for 1 range and 3 turns. Area gives random conditions to enemies. Damages enemies.</text:p>
          </table:table-cell>
        </table:table-row>
      </table:table>
      <text:p text:style-name="P5"/>
      <text:p text:style-name="P4">Things to consider:</text:p>
      <text:p text:style-name="P3">I may scrap this system.</text:p>
      <text:p text:style-name="P3">Potential changes:</text:p>
      <text:list xml:id="list1820259864" text:style-name="L2">
        <text:list-item>
          <text:p text:style-name="P9">No choosing of weapon abilities.</text:p>
        </text:list-item>
        <text:list-item>
          <text:p text:style-name="P9">Less variety in types of weapons. Consider the system of 1 2 handed weapon, 1 main handed weapon, and 1 off handed weapon per weapon class.</text:p>
        </text:list-item>
        <text:list-item>
          <text:p text:style-name="P9">1 Less weapon ability to be chosen.</text:p>
        </text:list-item>
        <text:list-item>
          <text:p text:style-name="P9">Introduce classes. Allow certain classes only the use of certain weapons.</text:p>
        </text:list-item>
        <text:list-item>
          <text:p text:style-name="P9">No matter what, there must be less weapon skills.</text:p>
        </text:list-item>
      </text:list>
      <text:p text:style-name="P3"/>
      <text:p text:style-name="P3">Things that won't be changed:</text:p>
      <text:list xml:id="list1013193150" text:style-name="L3">
        <text:list-item>
          <text:p text:style-name="P10">Though, there will be no changes until the current system is implemented and tested.</text:p>
        </text:list-item>
        <text:list-item>
          <text:p text:style-name="P10">All skills should be implemented so that the implementation of future skills can be easily done.</text:p>
        </text:list-item>
      </text:list>
      <text:p text:style-name="P3"/>
      <text:p text:style-name="P3"/>
      <text:p text:style-name="P4">Implementation of abilities:</text:p>
      <text:list xml:id="list1107387247" text:style-name="L5">
        <text:list-item>
          <text:p text:style-name="P11">Implement HP, damage, death.</text:p>
        </text:list-item>
        <text:list-item>
          <text:p text:style-name="P11">Implement status effects.</text:p>
        </text:list-item>
        <text:list-item>
          <text:p text:style-name="P11">Implement generic abilities.</text:p>
        </text:list-item>
        <text:list-item>
          <text:p text:style-name="P11">Allow adding status effects and damage mods to generic abilities.</text:p>
        </text:list-item>
        <text:list-item>
          <text:p text:style-name="P11">Play test upon arrival of an interface.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och </meta:initial-creator>
    <meta:creation-date>2013-02-17T18:36:02</meta:creation-date>
    <meta:generator>LibreOffice/3.5$Linux_X86_64 LibreOffice_project/350m1$Build-2</meta:generator>
    <dc:date>2013-02-19T01:23:25</dc:date>
    <dc:creator>Hooch </dc:creator>
    <meta:editing-duration>PT2H53M5S</meta:editing-duration>
    <meta:editing-cycles>20</meta:editing-cycles>
    <meta:document-statistic meta:table-count="8" meta:image-count="0" meta:object-count="0" meta:page-count="11" meta:paragraph-count="254" meta:word-count="1332" meta:character-count="6296" meta:non-whitespace-character-count="6610"/>
  </office:meta>
</office:document-meta>
</file>